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21000008FF00000934E2178242D4A6E5A6.svm" manifest:media-type="image/x-svm"/>
  <manifest:file-entry manifest:full-path="Pictures/100000010000006D0000006F53194C469DD03E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_27_єкт_20_без_20_заповнення_20_і_20_ліні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Звичайний">
        <draw:frame draw:style-name="gr1" draw:text-style-name="P1" draw:layer="layout" svg:width="2.302cm" svg:height="2.355cm" svg:x="1cm" svg:y="1cm">
          <draw:image xlink:href="Pictures/20000021000008FF00000934E2178242D4A6E5A6.svm" xlink:type="simple" xlink:show="embed" xlink:actuate="onLoad" draw:mime-type="image/x-svm">
            <text:p/>
          </draw:image>
          <draw:image xlink:href="Pictures/100000010000006D0000006F53194C469DD03E99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повнено" draw:style="linear" draw:start-color="#ffffff" draw:end-color="#cccccc" draw:start-intensity="100%" draw:end-intensity="100%" draw:angle="30deg" draw:border="0%"/>
    <draw:gradient draw:name="Заповнено_20_жовтим" draw:display-name="Заповнено жовтим" draw:style="linear" draw:start-color="#ffde59" draw:end-color="#b47804" draw:start-intensity="100%" draw:end-intensity="100%" draw:angle="30deg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deg" draw:border="0%"/>
    <draw:gradient draw:name="Заповнено_20_синім" draw:display-name="Заповнено синім" draw:style="linear" draw:start-color="#729fcf" draw:end-color="#355269" draw:start-intensity="100%" draw:end-intensity="100%" draw:angle="30deg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deg" draw:border="0%"/>
    <draw:gradient draw:name="Фігури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0-25T16:26:36.782000000</dc:date>
    <meta:editing-duration>PT13M16S</meta:editing-duration>
    <meta:editing-cycles>3</meta:editing-cycles>
    <meta:generator>LibreOffice/7.2.2.2$Windows_X86_64 LibreOffice_project/02b2acce88a210515b4a5bb2e46cbfb63fe97d56</meta:generator>
    <meta:document-statistic meta:object-count="1"/>
  </office:meta>
</office:document-meta>
</file>